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Standard">
      <style:text-properties officeooo:rsid="00172f5d" officeooo:paragraph-rsid="00172f5d"/>
    </style:style>
    <style:style style:name="P2" style:family="paragraph" style:parent-style-name="Standard">
      <style:text-properties officeooo:rsid="00176100" officeooo:paragraph-rsid="00176100"/>
    </style:style>
    <style:style style:name="P3" style:family="paragraph" style:parent-style-name="Standard">
      <style:text-properties officeooo:rsid="00176100" officeooo:paragraph-rsid="001ea205"/>
    </style:style>
    <style:style style:name="P4" style:family="paragraph" style:parent-style-name="Standard">
      <style:text-properties officeooo:rsid="0018f45e" officeooo:paragraph-rsid="00176100"/>
    </style:style>
    <style:style style:name="P5" style:family="paragraph" style:parent-style-name="Standard">
      <style:text-properties officeooo:rsid="00172f5d" officeooo:paragraph-rsid="00172f5d"/>
    </style:style>
    <style:style style:name="P6" style:family="paragraph" style:parent-style-name="Standard">
      <style:text-properties officeooo:rsid="00212d68" officeooo:paragraph-rsid="00212d68"/>
    </style:style>
    <style:style style:name="T1" style:family="text">
      <style:text-properties officeooo:rsid="001ea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github.com/reinforcement-learning-kr/pg_travel/wiki/Installing-Mujoco-py-on-Linux" text:style-name="Internet_20_link" text:visited-style-name="Visited_20_Internet_20_Link">https://github.com/reinforcement-learning-kr/pg_travel/wiki/Installing-Mujoco-py-on-Linux</text:a></text:p>
      <text:p text:style-name="P3">manual install mujoco<text:span text:style-name="T1">(initial </text:span><text:a xlink:type="simple" xlink:href="https://blog.csdn.net/jianghao_ava/article/details/80874254" text:style-name="Internet_20_link" text:visited-style-name="Visited_20_Internet_20_Link"><text:span text:style-name="T1">e</text:span></text:a><text:span text:style-name="T1">nvironment)</text:span></text:p>
      <text:p text:style-name="P3"/>
      <text:p text:style-name="P3"/>
      <text:p text:style-name="P1"><text:a xlink:type="simple" xlink:href="https://blog.csdn.net/jianghao_ava/article/details/80874254" text:style-name="Internet_20_link" text:visited-style-name="Visited_20_Internet_20_Link"/></text:p>
      <text:p text:style-name="P1"><text:a xlink:type="simple" xlink:href="https://blog.csdn.net/jianghao_ava/article/details/80874254" text:style-name="Internet_20_link" text:visited-style-name="Visited_20_Internet_20_Link">https://blog.csdn.net/jianghao_ava/article/details/80874254</text:a></text:p>
      <text:p text:style-name="P1">Mujoco以及mujoco_py的安裝</text:p>
      <text:p text:style-name="P1"/>
      <text:p text:style-name="P1"><text:a xlink:type="simple" xlink:href="https://medium.com/@ganeshprasanna/setting-up-mujoco-7a5ee62cf6dc" text:style-name="Internet_20_link" text:visited-style-name="Visited_20_Internet_20_Link">https://medium.com/@ganeshprasanna/setting-up-mujoco-7a5ee62cf6dc</text:a> </text:p>
      <text:p text:style-name="P1">setting up mujoco</text:p>
      <text:p text:style-name="P1"/>
      <text:p text:style-name="P1"><text:a xlink:type="simple" xlink:href="https://blog.csdn.net/u011534057/article/details/51615193" text:style-name="Internet_20_link" text:visited-style-name="Visited_20_Internet_20_Link">https://blog.csdn.net/u011534057/article/details/51615193</text:a></text:p>
      <text:p text:style-name="P1">更改python默認</text:p>
      <text:p text:style-name="P1"/>
      <text:p text:style-name="P1"><text:a xlink:type="simple" xlink:href="https://github.com/openai/mujoco-py" text:style-name="Internet_20_link" text:visited-style-name="Visited_20_Internet_20_Link">https://github.com/openai/mujoco-py</text:a></text:p>
      <text:p text:style-name="P1">openai mujoco_py</text:p>
      <text:p text:style-name="P1"/>
      <text:p text:style-name="P6"><text:a xlink:type="simple" xlink:href="http://www.mujoco.org/book/" text:style-name="Internet_20_link" text:visited-style-name="Visited_20_Internet_20_Link">http://www.mujoco.org/book/</text:a></text:p>
      <text:p text:style-name="P6">Mujoco handbook</text:p>
      <text:p text:style-name="P1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12:51:28.467695170</meta:creation-date>
    <dc:date>2020-06-24T16:37:00.262439700</dc:date>
    <meta:editing-duration>PT1H16M59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9" meta:character-count="453" meta:non-whitespace-character-count="445"/>
  </office:meta>
</office:document-meta>
</file>